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text-align="center" style:justify-single-word="false"/>
    </style:style>
    <style:style style:name="T1" style:family="text">
      <style:text-properties officeooo:rsid="0005ed6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NIST 800 and ISO 27000 Risk Assessment <text:s/>Models <text:span text:style-name="T1">Comparison</text:span></text:p>
      <text:p text:style-name="Text_20_body">Introduction:</text:p>
      <text:p text:style-name="Text_20_body">The NIST 800 <text:s/>and ISO 27000 are two widely recognized frameworks for information security and risk management. Both models offer <text:span text:style-name="T1">extensive</text:span> guidelines for assessing and managing risks, but they do have some differences in their <text:span text:style-name="T1">applcation</text:span> and <text:span text:style-name="T1">ideaology</text:span>. In this report, we will analyze and compare these two models in terms of their steps towards the risk assessment and management process.</text:p>
      <text:list text:style-name="L1">
        <text:list-item>
          <text:p text:style-name="P1">Key Similarities:</text:p>
        </text:list-item>
      </text:list>
      <text:p text:style-name="Text_20_body">a. Scope: Both NIST 800 and ISO 27000 emphasize the importance of a well-defined scope for the risk assessment process. Defining the scope helps in identifying the assets, threats, vulnerabilities, and potential impacts on the organization.</text:p>
      <text:p text:style-name="Text_20_body">b. Risk Identification: Both models emphasize the need to identify risks by considering internal and external factors that could pose threats to the organization's information assets.</text:p>
      <text:p text:style-name="Text_20_body">c. Risk Analysis: Both NIST 800 and ISO 27000 involve analyzing identified risks to assess their potential impact and likelihood of occurrence. This step helps prioritize risks based on their significance.</text:p>
      <text:p text:style-name="Text_20_body">d. Risk Evaluation: The models share a common goal of evaluating risks to determine whether they are acceptable or require further treatment.</text:p>
      <text:p text:style-name="Text_20_body">e. Risk Treatment: Both NIST 800 and ISO 27000 offer guidance on how to select and implement appropriate risk treatment options. These options may include risk avoidance, risk mitigation, risk transfer, or <text:span text:style-name="T1">tolerance levels in an organization</text:span>.</text:p>
      <text:list text:style-name="L2">
        <text:list-item>
          <text:p text:style-name="P2">Key Differences:</text:p>
        </text:list-item>
      </text:list>
      <text:p text:style-name="Text_20_body">a. Approach: NIST 800 follows a more systematic and structured approach, providing detailed step-by-step guidance for risk assessment and management. On the other hand, ISO 27000 adopts a broader and more flexible approach, allowing organizations to tailor the risk assessment process to their specific needs.</text:p>
      <text:p text:style-name="Text_20_body"><text:span text:style-name="T1">b</text:span>. Risk Treatment: While both models cover risk treatment options, NIST 800 places a greater emphasis on technical controls and countermeasures, whereas ISO 27000 includes a broader range of controls, including administrative and physical controls.</text:p>
      <text:p text:style-name="Text_20_body"><text:span text:style-name="T1">c</text:span>. Integration with Other Standards: ISO 27000 is part of a larger family of ISO/IEC 27000 standards, providing a holistic approach to information security. In contrast, NIST 800 is not part of a broader standard family and is often used in conjunction with other NIST guidelines.</text:p>
      <text:list text:style-name="L3">
        <text:list-item>
          <text:p text:style-name="P3">Insights:</text:p>
        </text:list-item>
      </text:list>
      <text:p text:style-name="Text_20_body">Through this analysis, we gain valuable insights into the strengths and areas of focus of each model. NIST 800 offers a more detailed and structured approach, making it suitable for organizations seeking a well-defined path for risk assessment and management. ISO 27000, with its flexibility and integration <text:soft-page-break/>with other ISO/IEC 27000 standards, provides a comprehensive framework that promotes a broader understanding of information security.</text:p>
      <text:list text:style-name="L4">
        <text:list-item>
          <text:p text:style-name="P4">Real-World Scenario:</text:p>
        </text:list-item>
      </text:list>
      <text:p text:style-name="Text_20_body">In a real-world scenario, the choice between NIST 800 and ISO 27000 would depend on the organization's specific needs, available resources, and existing security framework. Organizations with complex technical infrastructures may find NIST 800 beneficial due to its detailed technical g<text:span text:style-name="T1">uidelines</text:span>. On the other hand, organizations aiming for a broader, integrated approach to information security may prefer ISO 27000.</text:p>
      <text:p text:style-name="Text_20_body">Conclusion:</text:p>
      <text:p text:style-name="Text_20_body">Both NIST 800 and ISO 27000 are valuable frameworks for risk assessment and management, each with its unique strengths. Organizations should carefully consider their requirements and objectives to select the model that best aligns with their risk management strategy and information security goals. Additionally, organizations may choose to adopt a hybrid approach, incorporating elements from both models to create a customized risk management framework tailored to their specific need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4T23:11:11.017000000</meta:creation-date>
    <dc:date>2023-07-24T23:23:44.050000000</dc:date>
    <meta:editing-duration>PT12M33S</meta:editing-duration>
    <meta:editing-cycles>1</meta:editing-cycles>
    <meta:generator>LibreOffice/7.5.5.2$Windows_X86_64 LibreOffice_project/ca8fe7424262805f223b9a2334bc7181abbcbf5e</meta:generator>
    <meta:document-statistic meta:table-count="0" meta:image-count="0" meta:object-count="0" meta:page-count="2" meta:paragraph-count="19" meta:word-count="553" meta:character-count="3735" meta:non-whitespace-character-count="3202"/>
  </office:meta>
</office:document-meta>
</file>